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008000"/>
    </style:style>
    <style:style style:name="T2" style:family="text">
      <style:text-properties fo:background-color="#3deb3d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mali 源码是反编译的 dex 字节码 <text:s/>。</text:p>
      <text:p text:style-name="Standard"/>
      <text:p text:style-name="Standard">1. java 源码 ：</text:p>
      <text:p text:style-name="Standard">public class Hello</text:p>
      <text:p text:style-name="Standard">{</text:p>
      <text:p text:style-name="Standard"><text:tab/>public static void main(String[] args)</text:p>
      <text:p text:style-name="Standard"><text:tab/>{</text:p>
      <text:p text:style-name="Standard"><text:tab/><text:tab/>System.out.println("Hello world, Jasper Li\n");</text:p>
      <text:p text:style-name="Standard"><text:tab/>}</text:p>
      <text:p text:style-name="Standard">}</text:p>
      <text:p text:style-name="Standard"/>
      <text:p text:style-name="Standard">2. smali 源码</text:p>
      <text:p text:style-name="Standard"/>
      <text:p text:style-name="Standard"/>
      <text:p text:style-name="Standard">.class <office:annotation><dc:creator>Jasper Li</dc:creator><dc:date>2014-02-13T09:43:55</dc:date><text:p text:style-name="P1"><text:span text:style-name="T3">It is an object type.</text:span></text:p></office:annotation><text:span text:style-name="T2">L</text:span>Hello;</text:p>
      <text:p text:style-name="Standard">.super Ljava/lang/Object;</text:p>
      <text:p text:style-name="Standard">.source "Hello.java"</text:p>
      <text:p text:style-name="Standard"/>
      <text:p text:style-name="Standard"/>
      <text:p text:style-name="Standard"><text:span text:style-name="T2"><office:annotation><dc:creator>Jasper Li</dc:creator><dc:date>2014-02-13T09:44:28</dc:date><text:p text:style-name="P1"><text:span text:style-name="T3">comment</text:span></text:p></office:annotation></text:span><text:span text:style-name="T2"># </text:span>direct methods</text:p>
      <text:p text:style-name="Standard">.method constructor &lt;init&gt;()<office:annotation><dc:creator>Jasper Li</dc:creator><dc:date>2014-02-13T09:48:17</dc:date><text:p text:style-name="P1"><text:span text:style-name="T3">Return value is V ( void)</text:span></text:p></office:annotation><text:span text:style-name="T2">V</text:span></text:p>
      <text:p text:style-name="Standard"><text:s text:c="4"/>.registers 1</text:p>
      <text:p text:style-name="Standard"/>
      <text:p text:style-name="Standard"><text:s text:c="4"/>.prologue</text:p>
      <text:p text:style-name="Standard"><text:s text:c="4"/>.line 1</text:p>
      <text:p text:style-name="Standard"><text:s text:c="4"/>invoke-direct {p0}, Ljava/lang/Object;-&gt;&lt;init&gt;()V</text:p>
      <text:p text:style-name="Standard"/>
      <text:p text:style-name="Standard"><text:s text:c="4"/>return-void</text:p>
      <text:p text:style-name="Standard">.end method</text:p>
      <text:p text:style-name="Standard"/>
      <text:p text:style-name="Standard">.method public static main(<text:span text:style-name="T2">[Ljava/</text:span><text:span text:style-name="T2"><office:annotation><dc:creator>Jasper Li</dc:creator><dc:date>2014-02-13T09:50:14</dc:date><text:p text:style-name="P1"><text:span text:style-name="T3">Java.lang.String[] </text:span></text:p></office:annotation></text:span><text:span text:style-name="T2">lang/String;</text:span>)V</text:p>
      <text:p text:style-name="Standard"><text:s text:c="4"/>.registers 3</text:p>
      <text:p text:style-name="Standard"/>
      <text:p text:style-name="Standard"><text:s text:c="4"/>.prologue</text:p>
      <text:p text:style-name="Standard"><text:s text:c="4"/>.line 5</text:p>
      <text:p text:style-name="Standard"><text:s text:c="4"/>sget-object v0, Ljava/lang/System;-&gt;out:Ljava/io/PrintStream;</text:p>
      <text:p text:style-name="Standard"/>
      <text:p text:style-name="Standard"><text:s text:c="4"/>const-string v1, "Hello world, Jasper Li\n"</text:p>
      <text:p text:style-name="Standard"/>
      <text:p text:style-name="Standard"><text:s text:c="4"/>invoke-virtual {v0, v1}, Ljava/io/PrintStream;-&gt;println(Ljava/lang/String;)V</text:p>
      <text:p text:style-name="Standard"/>
      <text:p text:style-name="Standard"><text:s text:c="4"/>.line 6</text:p>
      <text:p text:style-name="Standard"><text:s text:c="4"/>return-void</text:p>
      <text:p text:style-name="Standard">.end method</text:p>
      <text:p text:style-name="Standard"/>
      <text:p text:style-name="Standard"/>
      <text:p text:style-name="Standard"/>
      <text:p text:style-name="Standard"/>
      <text:p text:style-name="Standard"><text:soft-page-break/>3. smali 作者提供的 HelloWorld.smali 源码 </text:p>
      <text:p text:style-name="Standard"/>
      <text:p text:style-name="Standard">.class public LHelloWorld;</text:p>
      <text:p text:style-name="Standard"></text:p>
      <text:p text:style-name="Standard">#Ye olde hello world application</text:p>
      <text:p text:style-name="Standard">#To assemble and run this on a phone or emulator:</text:p>
      <text:p text:style-name="Standard">#</text:p>
      <text:p text:style-name="Standard">#java -jar smali.jar -o classes.dex HelloWorld.smali</text:p>
      <text:p text:style-name="Standard">#zip HelloWorld.zip classes.dex</text:p>
      <text:p text:style-name="Standard">#adb push HelloWorld.zip /data/local</text:p>
      <text:p text:style-name="Standard">#adb shell dalvikvm -cp /data/local/HelloWorld.zip HelloWorld</text:p>
      <text:p text:style-name="Standard">#</text:p>
      <text:p text:style-name="Standard">#if you get out of memory type errors when running smali.jar, try</text:p>
      <text:p text:style-name="Standard">#java -Xmx512m -jar smali.jar HelloWorld.smali</text:p>
      <text:p text:style-name="Standard">#instead</text:p>
      <text:p text:style-name="Standard"></text:p>
      <text:p text:style-name="Standard">.super Ljava/lang/Object;</text:p>
      <text:p text:style-name="Standard"></text:p>
      <text:p text:style-name="Standard">.method public static main([Ljava/lang/String;)V</text:p>
      <text:p text:style-name="Standard"><text:s text:c="4"/>.registers 2</text:p>
      <text:p text:style-name="Standard"></text:p>
      <text:p text:style-name="Standard"><text:s text:c="4"/>sget-object v0, Ljava/lang/System;-&gt;out:Ljava/io/PrintStream;</text:p>
      <text:p text:style-name="Standard"></text:p>
      <text:p text:style-name="Standard"><text:s text:c="4"/>const-string<text:tab/>v1, "Hello World!"</text:p>
      <text:p text:style-name="Standard"></text:p>
      <text:p text:style-name="Standard"><text:s text:c="4"/>invoke-virtual {v0, v1}, Ljava/io/PrintStream;-&gt;println(Ljava/lang/String;)V</text:p>
      <text:p text:style-name="Standard"></text:p>
      <text:p text:style-name="Standard"><text:s text:c="4"/>return-void</text:p>
      <text:p text:style-name="Standard">.end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09:33:19</meta:creation-date>
    <meta:generator>LibreOffice/3.5$Linux_X86_64 LibreOffice_project/350m1$Build-2</meta:generator>
    <dc:date>2014-02-13T10:01:07</dc:date>
    <dc:creator>Jasper Li</dc:creator>
    <meta:editing-duration>P0D</meta:editing-duration>
    <meta:editing-cycles>1</meta:editing-cycles>
    <meta:document-statistic meta:table-count="0" meta:image-count="0" meta:object-count="0" meta:page-count="2" meta:paragraph-count="59" meta:word-count="174" meta:character-count="1467" meta:non-whitespace-character-count="1252"/>
  </office:meta>
</office:document-meta>
</file>